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fa74" officeooo:paragraph-rsid="0002fa74"/>
    </style:style>
    <style:style style:name="P2" style:family="paragraph" style:parent-style-name="Standard">
      <style:text-properties officeooo:rsid="0002fa74" officeooo:paragraph-rsid="00056841"/>
    </style:style>
    <style:style style:name="P3" style:family="paragraph" style:parent-style-name="Standard">
      <style:text-properties officeooo:rsid="0003b1a8" officeooo:paragraph-rsid="0003b1a8"/>
    </style:style>
    <style:style style:name="P4" style:family="paragraph" style:parent-style-name="Standard">
      <style:text-properties officeooo:rsid="00056841" officeooo:paragraph-rsid="00056841"/>
    </style:style>
    <style:style style:name="P5" style:family="paragraph" style:parent-style-name="Standard">
      <style:text-properties officeooo:rsid="0005f660" officeooo:paragraph-rsid="0005f660"/>
    </style:style>
    <style:style style:name="T1" style:family="text">
      <style:text-properties officeooo:rsid="00056841"/>
    </style:style>
    <style:style style:name="T2" style:family="text">
      <style:text-properties officeooo:rsid="0005f6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juna</text:p>
      <text:p text:style-name="P1"/>
      <text:p text:style-name="P2">One of the five Pandawa. Known for his heroic feats and his many wives. <text:span text:style-name="T1">He appears in many different lakons.</text:span> His death is narrated in the /Maha Prastanika Parwa/. He departed from his earthly life and entered heaven. </text:p>
      <text:p text:style-name="P1"/>
      <text:p text:style-name="P4">Pendawa Papa. Kunti orders Arjuna to find food for Nakula and Sadewa. In his journey he meets Sagotra, a man that has never enjoyed happiness in his marriage to Rara Winihan. Arjuna is able to fix the marriage. For this, Sagotra offers to sacrifice himself for the sake of the Pandawa victory in the Bartayuda war.</text:p>
      <text:p text:style-name="P4"/>
      <text:p text:style-name="P4">Kangsa Adu Jago. Arjuna helps Bima to defat Suratimantra.</text:p>
      <text:p text:style-name="P4"/>
      <text:p text:style-name="P4">Jagal Bilawa. He helps Bima defeat Rajamala.</text:p>
      <text:p text:style-name="P4"/>
      <text:p text:style-name="P4">Baban Mretani Jayengkaton. He releases Bima, Nakula and Sadewa, who had been imprisoned by Mretani.</text:p>
      <text:p text:style-name="P4"/>
      <text:p text:style-name="P4">Cipta Ening Mintaraga. He meditates for the victory of the Pandawa in the Bartayuda. He overcomes several challenges and the Gods grant him the Pasopati weapon. </text:p>
      <text:p text:style-name="P4"/>
      <text:p text:style-name="P4">Arjuna Wiwaha. <text:span text:style-name="T2">He becomes a king at Kaindran, with the title Prabu Kirtin. He is able to defeat the army of Prabu Niwatakawaca. </text:span></text:p>
      <text:p text:style-name="P4"/>
      <text:p text:style-name="P5">Kresna Kembang. He help Kresna wed Dewi Rukmini. This lakon depicts a big wedding and is also sometimes called Partakrama.</text:p>
      <text:p text:style-name="P5"/>
      <text:p text:style-name="P5">Kresna Gugah. An important role (but not depicted!)</text:p>
      <text:p text:style-name="P5"/>
      <text:p text:style-name="P1"/>
      <text:p text:style-name="P3">Another way to do this…</text:p>
      <text:p text:style-name="P3"/>
      <text:p text:style-name="P4"/>
      <text:p text:style-name="P4"/>
      <text:p text:style-name="P4">Short description</text:p>
      <text:p text:style-name="P4"/>
      <text:p text:style-name="P4">Birth</text:p>
      <text:p text:style-name="P4"/>
      <text:p text:style-name="P4">Story | Role in the story</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27:12.673936330</meta:creation-date>
    <dc:date>2017-05-25T10:52:35.880894268</dc:date>
    <meta:editing-duration>PT13M52S</meta:editing-duration>
    <meta:editing-cycles>3</meta:editing-cycles>
    <meta:generator>LibreOffice/5.1.6.2$Linux_X86_64 LibreOffice_project/10m0$Build-2</meta:generator>
    <meta:document-statistic meta:table-count="0" meta:image-count="0" meta:object-count="0" meta:page-count="1" meta:paragraph-count="14" meta:word-count="217" meta:character-count="1269" meta:non-whitespace-character-count="1063"/>
  </office:meta>
</office:document-meta>
</file>